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stroke-dash="Fine_20_Dashe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35.66mm" svg:y="41.65mm">
            <loext:p draw:notify-on-update-of-ranges="Planilha1.B3:Planilha1.B9 Planilha1.C3:Planilha1.C9 Planilha1.F3:Planilha1.F9 Planilha1.I3:Planilha1.I9 Planilha1.L3:Planilha1.L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kype-pcap</text:p>
          </table:table-cell>
          <table:table-cell table:number-columns-repeated="2"/>
          <table:table-cell office:value-type="string" calcext:value-type="string">
            <text:p>bigFlows-pcap</text:p>
          </table:table-cell>
          <table:table-cell table:number-columns-repeated="2"/>
          <table:table-cell office:value-type="string" calcext:value-type="string">
            <text:p>lanDiurnal-pcap</text:p>
          </table:table-cell>
          <table:table-cell table:number-columns-repeated="2"/>
          <table:table-cell office:value-type="string" calcext:value-type="string">
            <text:p>wan-p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hastic Functio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<text:s/>Aic/Bic</text:p>
          </table:table-cell>
          <table:table-cell office:value-type="string" calcext:value-type="string">
            <text:p>Stochastic Functio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<text:s/>Aic/Bic</text:p>
          </table:table-cell>
          <table:table-cell office:value-type="string" calcext:value-type="string">
            <text:p>Stochastic Functio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<text:s/>Aic/Bic</text:p>
          </table:table-cell>
          <table:table-cell office:value-type="string" calcext:value-type="string">
            <text:p>Stochastic Functio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<text:s/>Aic/Bic</text:p>
          </table:table-cell>
        </table:table-row>
        <table:table-row table:style-name="ro1">
          <table:table-cell office:value-type="string" calcext:value-type="string">
            <text:p>Weib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onential(M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b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ponential(Me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nential(M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b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ch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nential(LR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uch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eto(LR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reto(MLH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onential(M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ponential(LR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uch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eto(LR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ib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to(MLH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onential(LR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eto(MLH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ch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eto(LR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eto(MLH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onential(LR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eto(LR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6:51:58.655225758</meta:creation-date>
    <dc:date>2017-10-11T18:24:40.836179217</dc:date>
    <meta:editing-duration>PT9M50S</meta:editing-duration>
    <meta:editing-cycles>1</meta:editing-cycles>
    <meta:document-statistic meta:table-count="1" meta:cell-count="1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Fine_20_Dashe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draw:stroke="dash" draw:stroke-dash="Fine_20_Dashe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dash" draw:stroke-dash="Fine_20_Dashe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585cm" svg:y="8.217cm" style:legend-expansion="wide" chart:style-name="ch2"/>
        <chart:plot-area chart:style-name="ch3" table:cell-range-address="Planilha1.B3:Planilha1.C9 Planilha1.F3:Planilha1.F9 Planilha1.I3:Planilha1.I9 Planilha1.L3:Planilha1.L9" chart:data-source-has-labels="row" svg:x="1.331cm" svg:y="0.18cm" svg:width="14.349cm" svg:height="6.876cm">
          <chartooo:coordinate-region svg:x="1.767cm" svg:y="0.379cm" svg:width="13.819cm" svg:height="6.03cm"/>
          <chart:axis chart:dimension="x" chart:name="primary-x" chart:style-name="ch4">
            <chart:title svg:x="6.543cm" svg:y="7.236cm" chart:style-name="ch5">
              <text:p>Cost Function model order</text:p>
            </chart:title>
            <chart:grid chart:style-name="ch1" chart:class="major"/>
          </chart:axis>
          <chart:axis chart:dimension="y" chart:name="primary-y" chart:style-name="ch6">
            <chart:title svg:x="0.451cm" svg:y="4.694cm" chart:style-name="ch7">
              <text:p>BIC/AIC Order</text:p>
            </chart:title>
            <chart:grid chart:style-name="ch8" chart:class="major"/>
          </chart:axis>
          <chart:series chart:style-name="ch9" chart:values-cell-range-address="Planilha1.B3:Planilha1.B9" loext:label-string="linear" chart:class="chart:line">
            <chart:data-point chart:repeated="7"/>
          </chart:series>
          <chart:series chart:style-name="ch10" chart:values-cell-range-address="Planilha1.C3:Planilha1.C9" loext:label-string="skype" chart:class="chart:line">
            <chart:data-point chart:repeated="7"/>
          </chart:series>
          <chart:series chart:style-name="ch11" chart:values-cell-range-address="Planilha1.F3:Planilha1.F9" loext:label-string="bigflows" chart:class="chart:line">
            <chart:data-point chart:repeated="7"/>
          </chart:series>
          <chart:series chart:style-name="ch12" chart:values-cell-range-address="Planilha1.I3:Planilha1.I9" loext:label-string="landirurnal" chart:class="chart:line">
            <chart:data-point chart:repeated="7"/>
          </chart:series>
          <chart:series chart:style-name="ch13" chart:values-cell-range-address="Planilha1.L3:Planilha1.L9" loext:label-string="wan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</table:table-cell>
              <table:table-cell office:value-type="string">
                <text:p>skype</text:p>
              </table:table-cell>
              <table:table-cell office:value-type="string">
                <text:p>bigflows</text:p>
              </table:table-cell>
              <table:table-cell office:value-type="string">
                <text:p>landirurnal</text:p>
              </table:table-cell>
              <table:table-cell office:value-type="string">
                <text:p>w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B3:Planilha1.B9</svg:desc>
                </draw:g>
              </table:table-cell>
              <table:table-cell office:value-type="float" office:value="1">
                <text:p>1</text:p>
                <draw:g>
                  <svg:desc>Planilha1.C3:Planilha1.C9</svg:desc>
                </draw:g>
              </table:table-cell>
              <table:table-cell office:value-type="float" office:value="2">
                <text:p>2</text:p>
                <draw:g>
                  <svg:desc>Planilha1.F3:Planilha1.F9</svg:desc>
                </draw:g>
              </table:table-cell>
              <table:table-cell office:value-type="float" office:value="1">
                <text:p>1</text:p>
                <draw:g>
                  <svg:desc>Planilha1.I3:Planilha1.I9</svg:desc>
                </draw:g>
              </table:table-cell>
              <table:table-cell office:value-type="float" office:value="1">
                <text:p>1</text:p>
                <draw:g>
                  <svg:desc>Planilha1.L3:Planilha1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